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 table:number-columns-spanned="5" table:number-rows-spanned="1">
            <text:p>parallel</text:p>
          </table:table-cell>
          <table:covered-table-cell table:number-columns-repeated="4" table:style-name="ce1"/>
          <table:table-cell table:style-name="ce1" office:value-type="string" calcext:value-type="string">
            <text:p>max list size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2.59" calcext:value-type="float">
            <text:p>2.59</text:p>
          </table:table-cell>
          <table:table-cell table:style-name="ce5" office:value-type="float" office:value="2.271709" calcext:value-type="float">
            <text:p>2.271709</text:p>
          </table:table-cell>
          <table:table-cell table:style-name="ce5" office:value-type="float" office:value="2.308089" calcext:value-type="float">
            <text:p>2.308089</text:p>
          </table:table-cell>
          <table:table-cell table:style-name="ce5" office:value-type="float" office:value="2.369838" calcext:value-type="float">
            <text:p>2.369838</text:p>
          </table:table-cell>
          <table:table-cell table:style-name="ce5" office:value-type="float" office:value="3.102931" calcext:value-type="float">
            <text:p>3.102931</text:p>
          </table:table-cell>
          <table:table-cell table:style-name="ce5" office:value-type="float" office:value="3.886312" calcext:value-type="float">
            <text:p>3.886312</text:p>
          </table:table-cell>
          <table:table-cell table:style-name="ce5" office:value-type="float" office:value="1170364" calcext:value-type="float">
            <text:p>117036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float" office:value="148.689248" calcext:value-type="float">
            <text:p>148.689248</text:p>
          </table:table-cell>
          <table:table-cell table:style-name="ce5" office:value-type="float" office:value="118.446853" calcext:value-type="float">
            <text:p>118.446853</text:p>
          </table:table-cell>
          <table:table-cell table:style-name="ce5" office:value-type="float" office:value="109.318826" calcext:value-type="float">
            <text:p>109.318826</text:p>
          </table:table-cell>
          <table:table-cell table:style-name="ce5" office:value-type="float" office:value="134.59313" calcext:value-type="float">
            <text:p>134.59313</text:p>
          </table:table-cell>
          <table:table-cell table:style-name="ce5" office:value-type="float" office:value="170.980367" calcext:value-type="float">
            <text:p>170.980367</text:p>
          </table:table-cell>
          <table:table-cell table:style-name="ce6" office:value-type="float" office:value="2068444" calcext:value-type="float">
            <text:p>2068444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7.602" calcext:value-type="float">
            <text:p>7.602</text:p>
          </table:table-cell>
          <table:table-cell table:style-name="ce5" office:value-type="float" office:value="7.734122" calcext:value-type="float">
            <text:p>7.734122</text:p>
          </table:table-cell>
          <table:table-cell table:style-name="ce5" office:value-type="float" office:value="7.659589" calcext:value-type="float">
            <text:p>7.659589</text:p>
          </table:table-cell>
          <table:table-cell table:style-name="ce5" office:value-type="float" office:value="7.848223" calcext:value-type="float">
            <text:p>7.848223</text:p>
          </table:table-cell>
          <table:table-cell table:style-name="ce5" office:value-type="float" office:value="10.276399" calcext:value-type="float">
            <text:p>10.276399</text:p>
          </table:table-cell>
          <table:table-cell table:style-name="ce5" office:value-type="float" office:value="12.609716" calcext:value-type="float">
            <text:p>12.609716</text:p>
          </table:table-cell>
          <table:table-cell table:style-name="ce5" office:value-type="float" office:value="2418067" calcext:value-type="float">
            <text:p>24180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b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float" office:value="29.192734" calcext:value-type="float">
            <text:p>29.192734</text:p>
          </table:table-cell>
          <table:table-cell table:style-name="ce5" office:value-type="float" office:value="29.834536" calcext:value-type="float">
            <text:p>29.834536</text:p>
          </table:table-cell>
          <table:table-cell table:style-name="ce5" office:value-type="float" office:value="30.9083" calcext:value-type="float">
            <text:p>30.9083</text:p>
          </table:table-cell>
          <table:table-cell table:style-name="ce5" office:value-type="float" office:value="38.688987" calcext:value-type="float">
            <text:p>38.688987</text:p>
          </table:table-cell>
          <table:table-cell table:style-name="ce5" office:value-type="float" office:value="49.128029" calcext:value-type="float">
            <text:p>49.128029</text:p>
          </table:table-cell>
          <table:table-cell table:style-name="ce6" office:value-type="float" office:value="1792270" calcext:value-type="float">
            <text:p>17922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c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float" office:value="43.165449" calcext:value-type="float">
            <text:p>43.165449</text:p>
          </table:table-cell>
          <table:table-cell table:style-name="ce5" office:value-type="float" office:value="43.858859" calcext:value-type="float">
            <text:p>43.858859</text:p>
          </table:table-cell>
          <table:table-cell table:style-name="ce5" office:value-type="float" office:value="45.405455" calcext:value-type="float">
            <text:p>45.405455</text:p>
          </table:table-cell>
          <table:table-cell table:style-name="ce5" office:value-type="float" office:value="56.245548" calcext:value-type="float">
            <text:p>56.245548</text:p>
          </table:table-cell>
          <table:table-cell table:style-name="ce5" office:value-type="float" office:value="71.369631" calcext:value-type="float">
            <text:p>71.369631</text:p>
          </table:table-cell>
          <table:table-cell table:style-name="ce6" office:value-type="float" office:value="2167619" calcext:value-type="float">
            <text:p>2167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b</text:p>
          </table:table-cell>
          <table:table-cell table:style-name="ce2" office:value-type="float" office:value="12.283" calcext:value-type="float">
            <text:p>12.283</text:p>
          </table:table-cell>
          <table:table-cell table:style-name="ce5" office:value-type="float" office:value="12.380365" calcext:value-type="float">
            <text:p>12.380365</text:p>
          </table:table-cell>
          <table:table-cell table:style-name="ce5" office:value-type="float" office:value="12.655394" calcext:value-type="float">
            <text:p>12.655394</text:p>
          </table:table-cell>
          <table:table-cell table:style-name="ce5" office:value-type="float" office:value="12.926997" calcext:value-type="float">
            <text:p>12.926997</text:p>
          </table:table-cell>
          <table:table-cell table:style-name="ce5" office:value-type="float" office:value="13.56564" calcext:value-type="float">
            <text:p>13.56564</text:p>
          </table:table-cell>
          <table:table-cell table:style-name="ce5" office:value-type="float" office:value="20.265453" calcext:value-type="float">
            <text:p>20.265453</text:p>
          </table:table-cell>
          <table:table-cell table:style-name="ce5" office:value-type="float" office:value="3006959" calcext:value-type="float">
            <text:p>3006959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8:51:14.791752678</meta:creation-date>
    <dc:date>2016-01-02T22:12:05.394718379</dc:date>
    <meta:editing-duration>PT3H5M10S</meta:editing-duration>
    <meta:editing-cycles>41</meta:editing-cycles>
    <meta:generator>LibreOffice/5.0.4.2$Linux_X86_64 LibreOffice_project/00$Build-2</meta:generator>
    <meta:document-statistic meta:table-count="1" meta:cell-count="58" meta:object-count="0"/>
  </office:meta>
</office:document-meta>
</file>